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weight="bold" officeooo:rsid="00152b03" officeooo:paragraph-rsid="00152b03" style:font-weight-asian="bold" style:font-weight-complex="bold"/>
    </style:style>
    <style:style style:name="P2" style:family="paragraph" style:parent-style-name="Standard">
      <style:text-properties style:font-name="Source Code Pro" fo:font-weight="bold" officeooo:rsid="001a30cd" officeooo:paragraph-rsid="001a30cd" style:font-weight-asian="bold" style:font-weight-complex="bold"/>
    </style:style>
    <style:style style:name="P3" style:family="paragraph" style:parent-style-name="Standard">
      <style:text-properties style:font-name="Source Code Pro" fo:font-weight="bold" officeooo:rsid="00186fc0" officeooo:paragraph-rsid="00186fc0" style:font-weight-asian="bold" style:font-weight-complex="bold"/>
    </style:style>
    <style:style style:name="P4" style:family="paragraph" style:parent-style-name="Standard">
      <style:text-properties style:font-name="Source Code Pro" officeooo:rsid="00152b03" officeooo:paragraph-rsid="00152b03"/>
    </style:style>
    <style:style style:name="P5" style:family="paragraph" style:parent-style-name="Standard">
      <style:text-properties style:font-name="Source Code Pro" officeooo:rsid="0016e448" officeooo:paragraph-rsid="00152b03"/>
    </style:style>
    <style:style style:name="P6" style:family="paragraph" style:parent-style-name="Standard">
      <style:text-properties style:font-name="Source Code Pro" officeooo:rsid="001a30cd" officeooo:paragraph-rsid="001a30cd"/>
    </style:style>
    <style:style style:name="P7" style:family="paragraph" style:parent-style-name="Standard">
      <style:text-properties style:font-name="Source Code Pro" officeooo:rsid="00186fc0" officeooo:paragraph-rsid="00186fc0"/>
    </style:style>
    <style:style style:name="P8" style:family="paragraph" style:parent-style-name="Standard">
      <style:text-properties style:font-name="Source Code Pro" officeooo:paragraph-rsid="00152b03"/>
    </style:style>
    <style:style style:name="P9" style:family="paragraph" style:parent-style-name="Standard">
      <style:text-properties style:font-name="Source Code Pro" officeooo:paragraph-rsid="001ba44d"/>
    </style:style>
    <style:style style:name="T1" style:family="text">
      <style:text-properties officeooo:rsid="00152b03"/>
    </style:style>
    <style:style style:name="T2" style:family="text">
      <style:text-properties officeooo:rsid="0016e448"/>
    </style:style>
    <style:style style:name="T3" style:family="text">
      <style:text-properties officeooo:rsid="001ba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project: e-commerce</text:p>
      <text:p text:style-name="P4"/>
      <text:p text:style-name="P4">Blingoblammo</text:p>
      <text:p text:style-name="P1">Blingblam</text:p>
      <text:p text:style-name="P1"/>
      <text:p text:style-name="P1">Diamond-encrusted toilet brushes</text:p>
      <text:p text:style-name="P1">Diamond-encrusted machine guns</text:p>
      <text:p text:style-name="P1">Diamond-encrusted rocket launchers</text:p>
      <text:p text:style-name="P1"/>
      <text:p text:style-name="P8"><text:span text:style-name="T1">W</text:span><text:span text:style-name="T2">hen you want to put</text:span><text:span text:style-name="T1"> </text:span><text:span text:style-name="T2">a</text:span><text:span text:style-name="T1"> boulder-sized hole in your luxury yacht, </text:span><text:span text:style-name="T2">and you want to do it yourself</text:span></text:p>
      <text:p text:style-name="P8"><text:span text:style-name="T2"/></text:p>
      <text:p text:style-name="P9"><text:span text:style-name="T1">W</text:span><text:span text:style-name="T2">hen you</text:span><text:span text:style-name="T3">'d like</text:span><text:span text:style-name="T1"> </text:span><text:span text:style-name="T2">a</text:span><text:span text:style-name="T1"> boulder-sized hole in your luxury yacht, </text:span><text:span text:style-name="T2">and you</text:span><text:span text:style-name="T3">'d like</text:span><text:span text:style-name="T2"> to do it yourself</text:span></text:p>
      <text:p text:style-name="P5"/>
      <text:p text:style-name="P5"/>
      <text:p text:style-name="P5">//</text:p>
      <text:p text:style-name="P5"/>
      <text:p text:style-name="P2">About page</text:p>
      <text:p text:style-name="P6"/>
      <text:p text:style-name="P6">Who We Are</text:p>
      <text:p text:style-name="P5"/>
      <text:p text:style-name="P3">Frequently asked questions</text:p>
      <text:p text:style-name="P4"/>
      <text:p text:style-name="P7">How did you get started?</text:p>
      <text:p text:style-name="P7"/>
      <text:p text:style-name="P7">What are the legal implications of my use of your products?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5:42:35</meta:creation-date>
    <dc:date>2013-09-12T09:34:59</dc:date>
    <meta:editing-duration>PT5M37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1" meta:paragraph-count="14" meta:word-count="75" meta:character-count="458" meta:non-whitespace-character-count="397"/>
  </office:meta>
</office:document-meta>
</file>